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7a811" officeooo:paragraph-rsid="0007a811"/>
    </style:style>
    <style:style style:name="P2" style:family="paragraph" style:parent-style-name="Standard">
      <style:text-properties fo:font-weight="bold" officeooo:rsid="0007c42a" officeooo:paragraph-rsid="000af794" style:font-weight-asian="bold" style:font-weight-complex="bold"/>
    </style:style>
    <style:style style:name="P3" style:family="paragraph" style:parent-style-name="Standard">
      <style:text-properties fo:font-weight="bold" officeooo:rsid="0007c42a" officeooo:paragraph-rsid="000c5758" style:font-weight-asian="bold" style:font-weight-complex="bold"/>
    </style:style>
    <style:style style:name="P4" style:family="paragraph" style:parent-style-name="Standard">
      <style:text-properties fo:font-weight="bold" officeooo:rsid="0007c42a" officeooo:paragraph-rsid="00224043" style:font-weight-asian="bold" style:font-weight-complex="bold"/>
    </style:style>
    <style:style style:name="P5" style:family="paragraph" style:parent-style-name="Standard">
      <style:text-properties fo:font-weight="bold" officeooo:rsid="0007c42a" officeooo:paragraph-rsid="0007c42a" style:font-weight-asian="bold" style:font-weight-complex="bold"/>
    </style:style>
    <style:style style:name="P6" style:family="paragraph" style:parent-style-name="Standard">
      <style:text-properties fo:font-weight="bold" officeooo:rsid="0009cf22" officeooo:paragraph-rsid="0009cf22" style:font-weight-asian="bold" style:font-weight-complex="bold"/>
    </style:style>
    <style:style style:name="P7" style:family="paragraph" style:parent-style-name="Standard">
      <style:text-properties fo:font-weight="bold" officeooo:rsid="002378a1" officeooo:paragraph-rsid="002378a1" style:font-weight-asian="bold" style:font-weight-complex="bold"/>
    </style:style>
    <style:style style:name="P8" style:family="paragraph" style:parent-style-name="Standard">
      <style:text-properties fo:font-weight="normal" officeooo:rsid="0007c42a" officeooo:paragraph-rsid="0007c42a" style:font-weight-asian="normal" style:font-weight-complex="normal"/>
    </style:style>
    <style:style style:name="P9" style:family="paragraph" style:parent-style-name="Standard">
      <style:text-properties fo:font-weight="normal" officeooo:rsid="0007c42a" officeooo:paragraph-rsid="0007fa10" style:font-weight-asian="normal" style:font-weight-complex="normal"/>
    </style:style>
    <style:style style:name="P10" style:family="paragraph" style:parent-style-name="Standard">
      <style:text-properties fo:font-weight="normal" officeooo:rsid="0007c42a" officeooo:paragraph-rsid="00210b98" style:font-weight-asian="normal" style:font-weight-complex="normal"/>
    </style:style>
    <style:style style:name="P11" style:family="paragraph" style:parent-style-name="Standard">
      <style:text-properties fo:font-weight="normal" officeooo:rsid="0007fa10" officeooo:paragraph-rsid="0007fa10" style:font-weight-asian="normal" style:font-weight-complex="normal"/>
    </style:style>
    <style:style style:name="P12" style:family="paragraph" style:parent-style-name="Standard">
      <style:text-properties fo:font-weight="normal" officeooo:rsid="000af794" officeooo:paragraph-rsid="000c5758" style:font-weight-asian="normal" style:font-weight-complex="normal"/>
    </style:style>
    <style:style style:name="P13" style:family="paragraph" style:parent-style-name="Standard">
      <style:text-properties fo:font-weight="normal" officeooo:rsid="000cdff4" officeooo:paragraph-rsid="00251657" style:font-weight-asian="normal" style:font-weight-complex="normal"/>
    </style:style>
    <style:style style:name="P14" style:family="paragraph" style:parent-style-name="Standard">
      <style:text-properties fo:font-weight="normal" officeooo:rsid="00210b98" officeooo:paragraph-rsid="00210b98" style:font-weight-asian="normal" style:font-weight-complex="normal"/>
    </style:style>
    <style:style style:name="P15" style:family="paragraph" style:parent-style-name="Standard">
      <style:text-properties fo:font-weight="normal" officeooo:rsid="00210b98" officeooo:paragraph-rsid="00251657" style:font-weight-asian="normal" style:font-weight-complex="normal"/>
    </style:style>
    <style:style style:name="P16" style:family="paragraph" style:parent-style-name="Standard">
      <style:text-properties fo:font-weight="normal" officeooo:rsid="00224043" officeooo:paragraph-rsid="00224043" style:font-weight-asian="normal" style:font-weight-complex="normal"/>
    </style:style>
    <style:style style:name="P17" style:family="paragraph" style:parent-style-name="Standard">
      <style:text-properties fo:font-weight="normal" officeooo:rsid="002baf42" officeooo:paragraph-rsid="002baf42" style:font-weight-asian="normal" style:font-weight-complex="normal"/>
    </style:style>
    <style:style style:name="P18" style:family="paragraph" style:parent-style-name="Standard">
      <style:text-properties officeooo:paragraph-rsid="0007fa10"/>
    </style:style>
    <style:style style:name="P19" style:family="paragraph" style:parent-style-name="Standard">
      <style:text-properties officeooo:rsid="001328c2" officeooo:paragraph-rsid="001328c2"/>
    </style:style>
    <style:style style:name="P20" style:family="paragraph" style:parent-style-name="Standard">
      <style:text-properties officeooo:rsid="00155791" officeooo:paragraph-rsid="00155791"/>
    </style:style>
    <style:style style:name="P21" style:family="paragraph" style:parent-style-name="Standard">
      <style:text-properties officeooo:rsid="000f8ae1"/>
    </style:style>
    <style:style style:name="P22" style:family="paragraph" style:parent-style-name="Standard">
      <style:text-properties officeooo:rsid="00251657" officeooo:paragraph-rsid="00251657"/>
    </style:style>
    <style:style style:name="P23" style:family="paragraph" style:parent-style-name="Standard">
      <style:paragraph-properties fo:break-before="page"/>
      <style:text-properties fo:font-weight="bold" officeooo:rsid="0009cf22" officeooo:paragraph-rsid="0009cf22" style:font-weight-asian="bold" style:font-weight-complex="bold"/>
    </style:style>
    <style:style style:name="P24" style:family="paragraph" style:parent-style-name="Standard">
      <style:paragraph-properties fo:break-before="page"/>
      <style:text-properties fo:font-weight="bold" officeooo:rsid="00251657" officeooo:paragraph-rsid="00251657" style:font-weight-asian="bold" style:font-weight-complex="bold"/>
    </style:style>
    <style:style style:name="P25" style:family="paragraph" style:parent-style-name="Standard">
      <style:paragraph-properties fo:break-before="page"/>
      <style:text-properties fo:font-weight="bold" officeooo:rsid="0007c42a" officeooo:paragraph-rsid="0007c42a" style:font-weight-asian="bold" style:font-weight-complex="bold"/>
    </style:style>
    <style:style style:name="P26" style:family="paragraph" style:parent-style-name="Standard">
      <style:paragraph-properties fo:break-before="page"/>
      <style:text-properties fo:font-weight="bold" officeooo:rsid="00281a3c" officeooo:paragraph-rsid="00281a3c" style:font-weight-asian="bold" style:font-weight-complex="bold"/>
    </style:style>
    <style:style style:name="P27" style:family="paragraph" style:parent-style-name="Standard" style:list-style-name="L1">
      <style:text-properties officeooo:rsid="0007a811" officeooo:paragraph-rsid="0007a811"/>
    </style:style>
    <style:style style:name="P28" style:family="paragraph" style:parent-style-name="Standard" style:list-style-name="L1">
      <style:text-properties officeooo:rsid="00180c12" officeooo:paragraph-rsid="00180c12"/>
    </style:style>
    <style:style style:name="P29" style:family="paragraph" style:parent-style-name="Standard" style:list-style-name="L1">
      <style:text-properties officeooo:rsid="001ac48c" officeooo:paragraph-rsid="001ac48c"/>
    </style:style>
    <style:style style:name="P30" style:family="paragraph" style:parent-style-name="Standard" style:list-style-name="L2">
      <style:text-properties officeooo:rsid="00251657" officeooo:paragraph-rsid="00251657"/>
    </style:style>
    <style:style style:name="P31" style:family="paragraph" style:parent-style-name="Standard" style:list-style-name="L2">
      <style:text-properties officeooo:rsid="00264995" officeooo:paragraph-rsid="00264995"/>
    </style:style>
    <style:style style:name="P32" style:family="paragraph" style:parent-style-name="Standard" style:list-style-name="L3">
      <style:text-properties fo:font-weight="normal" officeooo:rsid="0007c42a" officeooo:paragraph-rsid="0007c42a" style:font-weight-asian="normal" style:font-weight-complex="normal"/>
    </style:style>
    <style:style style:name="P33" style:family="paragraph" style:parent-style-name="Standard" style:list-style-name="L3">
      <style:text-properties fo:font-weight="normal" officeooo:rsid="0007c42a" officeooo:paragraph-rsid="00210b98" style:font-weight-asian="normal" style:font-weight-complex="normal"/>
    </style:style>
    <style:style style:name="P34" style:family="paragraph" style:parent-style-name="Standard" style:list-style-name="L3">
      <style:text-properties fo:font-weight="normal" officeooo:rsid="0007c42a" officeooo:paragraph-rsid="00251657" style:font-weight-asian="normal" style:font-weight-complex="normal"/>
    </style:style>
    <style:style style:name="P35" style:family="paragraph" style:parent-style-name="Standard" style:list-style-name="L3">
      <style:text-properties fo:font-weight="normal" officeooo:rsid="000cdff4" officeooo:paragraph-rsid="000cdff4" style:font-weight-asian="normal" style:font-weight-complex="normal"/>
    </style:style>
    <style:style style:name="P36" style:family="paragraph" style:parent-style-name="Standard" style:list-style-name="L3">
      <style:text-properties fo:font-weight="normal" officeooo:rsid="000cdff4" officeooo:paragraph-rsid="00210b98" style:font-weight-asian="normal" style:font-weight-complex="normal"/>
    </style:style>
    <style:style style:name="P37" style:family="paragraph" style:parent-style-name="Standard" style:list-style-name="L3">
      <style:text-properties fo:font-weight="normal" officeooo:rsid="000cdff4" officeooo:paragraph-rsid="00251657" style:font-weight-asian="normal" style:font-weight-complex="normal"/>
    </style:style>
    <style:style style:name="P38" style:family="paragraph" style:parent-style-name="Standard">
      <style:text-properties fo:font-weight="normal" officeooo:rsid="002378a1" officeooo:paragraph-rsid="002378a1" style:font-weight-asian="normal" style:font-weight-complex="normal"/>
    </style:style>
    <style:style style:name="P39" style:family="paragraph" style:parent-style-name="Standard">
      <style:text-properties fo:font-weight="normal" officeooo:rsid="000f520a" officeooo:paragraph-rsid="00224043" style:font-weight-asian="normal" style:font-weight-complex="normal"/>
    </style:style>
    <style:style style:name="P40" style:family="paragraph" style:parent-style-name="Standard">
      <style:text-properties fo:font-weight="normal" officeooo:rsid="002baf42" officeooo:paragraph-rsid="002baf42" style:font-weight-asian="normal" style:font-weight-complex="normal"/>
    </style:style>
    <style:style style:name="P41" style:family="paragraph" style:parent-style-name="Standard">
      <style:text-properties fo:font-weight="normal" officeooo:rsid="003775d3" officeooo:paragraph-rsid="003775d3" style:font-weight-asian="normal" style:font-weight-complex="normal"/>
    </style:style>
    <style:style style:name="P42" style:family="paragraph" style:parent-style-name="Standard">
      <style:text-properties fo:font-weight="normal" officeooo:rsid="003e3d3c" officeooo:paragraph-rsid="003e3d3c" style:font-weight-asian="normal" style:font-weight-complex="normal"/>
    </style:style>
    <style:style style:name="P43" style:family="paragraph" style:parent-style-name="Standard">
      <style:text-properties fo:font-weight="normal" officeooo:rsid="003f9744" officeooo:paragraph-rsid="003f9744" style:font-weight-asian="normal" style:font-weight-complex="normal"/>
    </style:style>
    <style:style style:name="P44" style:family="paragraph" style:parent-style-name="Standard">
      <style:text-properties fo:font-weight="normal" officeooo:rsid="0040f9fd" officeooo:paragraph-rsid="0040f9fd" style:font-weight-asian="normal" style:font-weight-complex="normal"/>
    </style:style>
    <style:style style:name="T1" style:family="text">
      <style:text-properties officeooo:rsid="0007c42a"/>
    </style:style>
    <style:style style:name="T2" style:family="text">
      <style:text-properties fo:font-weight="normal" style:font-weight-asian="normal" style:font-weight-complex="normal"/>
    </style:style>
    <style:style style:name="T3" style:family="text">
      <style:text-properties fo:font-weight="normal" officeooo:rsid="0007fa10" style:font-weight-asian="normal" style:font-weight-complex="normal"/>
    </style:style>
    <style:style style:name="T4" style:family="text">
      <style:text-properties fo:font-weight="normal" officeooo:rsid="000832c4" style:font-weight-asian="normal" style:font-weight-complex="normal"/>
    </style:style>
    <style:style style:name="T5" style:family="text">
      <style:text-properties fo:font-weight="normal" officeooo:rsid="000c5758" style:font-weight-asian="normal" style:font-weight-complex="normal"/>
    </style:style>
    <style:style style:name="T6" style:family="text">
      <style:text-properties fo:font-weight="normal" officeooo:rsid="000ed0ea" style:font-weight-asian="normal" style:font-weight-complex="normal"/>
    </style:style>
    <style:style style:name="T7" style:family="text">
      <style:text-properties fo:font-weight="normal" officeooo:rsid="000f520a" style:font-weight-asian="normal" style:font-weight-complex="normal"/>
    </style:style>
    <style:style style:name="T8" style:family="text">
      <style:text-properties fo:font-weight="normal" officeooo:rsid="0012979a" style:font-weight-asian="normal" style:font-weight-complex="normal"/>
    </style:style>
    <style:style style:name="T9" style:family="text">
      <style:text-properties fo:font-weight="normal" officeooo:rsid="00224043" style:font-weight-asian="normal" style:font-weight-complex="normal"/>
    </style:style>
    <style:style style:name="T10" style:family="text">
      <style:text-properties fo:font-weight="normal" officeooo:rsid="002378a1" style:font-weight-asian="normal" style:font-weight-complex="normal"/>
    </style:style>
    <style:style style:name="T11" style:family="text">
      <style:text-properties fo:font-weight="normal" officeooo:rsid="002f05d3" style:font-weight-asian="normal" style:font-weight-complex="normal"/>
    </style:style>
    <style:style style:name="T12" style:family="text">
      <style:text-properties fo:font-weight="normal" officeooo:rsid="003775d3" style:font-weight-asian="normal" style:font-weight-complex="normal"/>
    </style:style>
    <style:style style:name="T13" style:family="text">
      <style:text-properties fo:font-weight="normal" officeooo:rsid="003ddafd" style:font-weight-asian="normal" style:font-weight-complex="normal"/>
    </style:style>
    <style:style style:name="T14" style:family="text">
      <style:text-properties fo:font-weight="normal" officeooo:rsid="002f05d3" fo:background-color="#fff200" loext:char-shading-value="0" style:font-weight-asian="normal" style:font-weight-complex="normal"/>
    </style:style>
    <style:style style:name="T15" style:family="text">
      <style:text-properties fo:font-weight="normal" officeooo:rsid="003775d3" fo:background-color="#fff200" loext:char-shading-value="0" style:font-weight-asian="normal" style:font-weight-complex="normal"/>
    </style:style>
    <style:style style:name="T16" style:family="text">
      <style:text-properties fo:font-weight="normal" officeooo:rsid="003ddafd" fo:background-color="#fff200" loext:char-shading-value="0" style:font-weight-asian="normal" style:font-weight-complex="normal"/>
    </style:style>
    <style:style style:name="T17" style:family="text">
      <style:text-properties officeooo:rsid="000e8c3f"/>
    </style:style>
    <style:style style:name="T18" style:family="text">
      <style:text-properties officeooo:rsid="001cf49a"/>
    </style:style>
    <style:style style:name="T19" style:family="text">
      <style:text-properties officeooo:rsid="00264995"/>
    </style:style>
    <style:style style:name="T20" style:family="text">
      <style:text-properties officeooo:rsid="00307b2d"/>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What to test</text:p>
      <text:list xml:id="list1850836947" text:style-name="L1">
        <text:list-item>
          <text:p text:style-name="P27">Accuracy x-axis, <text:span text:style-name="T1">y-axis</text:span></text:p>
        </text:list-item>
        <text:list-item>
          <text:p text:style-name="P27">Accuracy z-axis</text:p>
        </text:list-item>
        <text:list-item>
          <text:p text:style-name="P27">Accuracy angle</text:p>
        </text:list-item>
        <text:list-item>
          <text:p text:style-name="P28">Speed of the system</text:p>
          <text:list>
            <text:list-item>
              <text:p text:style-name="P28">sending pcd</text:p>
            </text:list-item>
            <text:list-item>
              <text:p text:style-name="P28">speed of calculation</text:p>
            </text:list-item>
          </text:list>
        </text:list-item>
        <text:list-item>
          <text:p text:style-name="P29">power consumption software <text:span text:style-name="T18">(load on cpu/gpu)?</text:span></text:p>
        </text:list-item>
      </text:list>
      <text:p text:style-name="P1"/>
      <text:p text:style-name="P22">List of RoboCup objects:</text:p>
      <text:list xml:id="list1598435239" text:style-name="L2">
        <text:list-item>
          <text:p text:style-name="P30">Axis</text:p>
        </text:list-item>
        <text:list-item>
          <text:p text:style-name="P30">Bearing</text:p>
        </text:list-item>
        <text:list-item>
          <text:p text:style-name="P30">Bearing box</text:p>
        </text:list-item>
        <text:list-item>
          <text:p text:style-name="P30">Big aluminum profile <text:span text:style-name="T19">(don’t have)</text:span></text:p>
        </text:list-item>
        <text:list-item>
          <text:p text:style-name="P30">Big black profile</text:p>
        </text:list-item>
        <text:list-item>
          <text:p text:style-name="P30">Big nut</text:p>
        </text:list-item>
        <text:list-item>
          <text:p text:style-name="P30">Bolt <text:span text:style-name="T19">(Don’ t have)</text:span></text:p>
        </text:list-item>
        <text:list-item>
          <text:p text:style-name="P30">Distance tube</text:p>
        </text:list-item>
        <text:list-item>
          <text:p text:style-name="P30">Motor</text:p>
        </text:list-item>
        <text:list-item>
          <text:p text:style-name="P30">R20</text:p>
        </text:list-item>
        <text:list-item>
          <text:p text:style-name="P30">Small aluminum profile</text:p>
        </text:list-item>
        <text:list-item>
          <text:p text:style-name="P31">Small black profile</text:p>
        </text:list-item>
        <text:list-item>
          <text:p text:style-name="P30">Small nut</text:p>
        </text:list-item>
      </text:list>
      <text:p text:style-name="P5"/>
      <text:p text:style-name="P17">Checkpoints accuracy x-axis, y-axis test:</text:p>
      <text:p text:style-name="P17"/>
      <text:p text:style-name="P41"><draw:frame draw:style-name="fr1" draw:name="Object1" text:anchor-type="paragraph" svg:x="0.0055in" svg:y="0in" svg:width="5.9252in" svg:height="3.3339in" draw:z-index="0"><draw:object xlink:href="./Object 1" xlink:type="simple" xlink:show="embed" xlink:actuate="onLoad"/><draw:image xlink:href="./ObjectReplacements/Object 1" xlink:type="simple" xlink:show="embed" xlink:actuate="onLoad"/></draw:frame></text:p>
      <text:p text:style-name="P41"/>
      <text:p text:style-name="P41"/>
      <text:p text:style-name="P41"/>
      <text:p text:style-name="P41"/>
      <text:p text:style-name="P41"/>
      <text:p text:style-name="P41"/>
      <text:p text:style-name="P41"/>
      <text:p text:style-name="P41"/>
      <text:p text:style-name="P41"><text:soft-page-break/>Checkpoints accuracy z-axis test:</text:p>
      <text:p text:style-name="P41"/>
      <text:p text:style-name="P41"><draw:frame draw:style-name="fr1" draw:name="Object2" text:anchor-type="paragraph" svg:x="-0.0146in" svg:y="0in" svg:width="2.972in" svg:height="4.8575in" draw:z-index="1"><draw:object xlink:href="./Object 2" xlink:type="simple" xlink:show="embed" xlink:actuate="onLoad"/><draw:image xlink:href="./ObjectReplacements/Object 2" xlink:type="simple" xlink:show="embed" xlink:actuate="onLoad"/></draw:frame></text:p>
      <text:p text:style-name="P41"/>
      <text:p text:style-name="P41"/>
      <text:p text:style-name="P25">Accuracy x-axis, y-axis</text:p>
      <text:p text:style-name="P8">The objects we need for this test:</text:p>
      <text:list xml:id="list1517048401" text:style-name="L3">
        <text:list-item>
          <text:p text:style-name="P32">Camera</text:p>
        </text:list-item>
        <text:list-item>
          <text:p text:style-name="P32">Multiple RoboCup objects</text:p>
        </text:list-item>
        <text:list-item>
          <text:p text:style-name="P32">Milling machine</text:p>
        </text:list-item>
        <text:list-item>
          <text:p text:style-name="P35">Wooden plank</text:p>
        </text:list-item>
        <text:list-item>
          <text:p text:style-name="P35">D<text:span text:style-name="T17">ou</text:span>ble sided tape</text:p>
        </text:list-item>
      </text:list>
      <text:p text:style-name="P8"/>
      <text:p text:style-name="P9">Setup:<text:line-break/>We attach the camera to a fixed point of the milling machine so that it can see the movable bed of the milling machine. On top of the bed of the milling machine we put a wooden plank so the bed is level. One of the RoboCup objects gets attached <text:span text:style-name="T17">with double sided tape</text:span> to the wooden plank so it can’ t move while testing. <text:span text:style-name="T20">The distance from camera to table needs to be +/-40 cm while running this test.</text:span> </text:p>
      <text:p text:style-name="P11"/>
      <text:p text:style-name="P18"><text:span text:style-name="T8">How to t</text:span><text:span text:style-name="T3">est:</text:span></text:p>
      <text:p text:style-name="P2"><text:span text:style-name="T3">Make </text:span><text:span text:style-name="T4">a</text:span><text:span text:style-name="T3"> 3d scan of the object when it lays </text:span><text:span text:style-name="T6">around the middle</text:span><text:span text:style-name="T3"> of the camera view. After this move the bed in the cross pattern </text:span><text:span text:style-name="T11">(like shown in </text:span><text:span text:style-name="T14">graph X</text:span><text:span text:style-name="T11">)</text:span><text:span text:style-name="T3"> and make a scan in every point </text:span><text:span text:style-name="T4">of this cross pattern</text:span><text:span text:style-name="T3">. </text:span><text:span text:style-name="T9">Th</text:span><text:span text:style-name="T7">e first result </text:span><text:span text:style-name="T9">is used</text:span><text:span text:style-name="T7"> as reference. We will move the bed x and y cm. We calculate the difference in the outcome of the results and compare it with the real movements we made to determine the precision of our s</text:span><text:span text:style-name="T9">ystem</text:span><text:span text:style-name="T7">.</text:span></text:p>
      <text:p text:style-name="P12">After all scans are made, attach another RoboCup object to the wooden plank and repeat the same test with this other object. Repeat this for all RoboCup objects.</text:p>
      <text:p text:style-name="P3"><text:span text:style-name="T5">After the test we can calculate the deviation in x and y-axis of every object.</text:span><text:span text:style-name="T2"> </text:span></text:p>
      <text:p text:style-name="P1"/>
      <text:p text:style-name="P19">Results:</text:p>
      <text:p text:style-name="P1"/>
      <text:p text:style-name="P1"/>
      <text:p text:style-name="P20">Conclusion:</text:p>
      <text:p text:style-name="P1"/>
      <text:p text:style-name="P1"/>
      <text:p text:style-name="P6"/>
      <text:p text:style-name="P23">Accuracy z-axis</text:p>
      <text:p text:style-name="P14">The objects we need for this test:</text:p>
      <text:list xml:id="list154015012549383" text:continue-numbering="true" text:style-name="L3">
        <text:list-item>
          <text:p text:style-name="P33">Camera</text:p>
        </text:list-item>
        <text:list-item>
          <text:p text:style-name="P33">Multiple RoboCup objects</text:p>
        </text:list-item>
        <text:list-item>
          <text:p text:style-name="P33">Milling machine</text:p>
        </text:list-item>
        <text:list-item>
          <text:p text:style-name="P36">Wooden plank</text:p>
        </text:list-item>
        <text:list-item>
          <text:p text:style-name="P36">D<text:span text:style-name="T17">ou</text:span>ble sided tape</text:p>
        </text:list-item>
      </text:list>
      <text:p text:style-name="P6"/>
      <text:p text:style-name="P10">Setup:<text:line-break/>We attach the camera to a fixed point of the milling machine so that it can see the movable bed of the milling machine. On top of the bed of the milling machine we put a wooden plank so the bed is level. </text:p>
      <text:p text:style-name="P10"/>
      <text:p text:style-name="P16">How to test:</text:p>
      <text:p text:style-name="P4"><text:span text:style-name="T3">Make </text:span><text:span text:style-name="T4">a</text:span><text:span text:style-name="T3"> 3d scan of </text:span><text:span text:style-name="T13">just the bed</text:span><text:span text:style-name="T3">. </text:span><text:span text:style-name="T9">After this change the height of the bed </text:span><text:span text:style-name="T12">(like shown in </text:span><text:span text:style-name="T15">graph Y</text:span><text:span text:style-name="T12">)</text:span><text:span text:style-name="T9"> and make a scan. </text:span><text:span text:style-name="T13">Repeat this process for all heights shown in </text:span><text:span text:style-name="T16">graph Y</text:span><text:span text:style-name="T9"> (</text:span><text:span text:style-name="T12">range of </text:span><text:span text:style-name="T9">20-40 cm table to camera distance). The first result is used as reference. We calculate the difference in the outcome of the results and compare it with the real movements that are made to determine the precision of our system. </text:span><text:span text:style-name="T10">After the test we can calculate the deviation in z-axis </text:span><text:span text:style-name="T13">for our system.</text:span></text:p>
      <text:p text:style-name="P39"/>
      <text:p text:style-name="P7"><text:span text:style-name="T7">R</text:span><text:span text:style-name="T2">esults:</text:span></text:p>
      <text:p text:style-name="P38"/>
      <text:p text:style-name="P38">Conclusion:</text:p>
      <text:p text:style-name="P24">Accuracy angle</text:p>
      <text:p text:style-name="P15">The objects we need for this test:</text:p>
      <text:list xml:id="list154015113287750" text:continue-numbering="true" text:style-name="L3">
        <text:list-item>
          <text:p text:style-name="P34">Camera</text:p>
        </text:list-item>
        <text:list-item>
          <text:p text:style-name="P34">Multiple RoboCup objects</text:p>
        </text:list-item>
        <text:list-item>
          <text:p text:style-name="P34">Milling machine</text:p>
        </text:list-item>
        <text:list-item>
          <text:p text:style-name="P37">Wooden plank</text:p>
        </text:list-item>
        <text:list-item>
          <text:p text:style-name="P37">D<text:span text:style-name="T17">ou</text:span>ble sided tape</text:p>
        </text:list-item>
      </text:list>
      <text:p text:style-name="P13"/>
      <text:p text:style-name="P42">Setup:</text:p>
      <text:p text:style-name="P42"/>
      <text:p text:style-name="P42">How to test:</text:p>
      <text:p text:style-name="P42"/>
      <text:p text:style-name="P42">Results:</text:p>
      <text:p text:style-name="P42"/>
      <text:p text:style-name="P42">Conclusion:</text:p>
      <text:p text:style-name="P26">Speed of the system</text:p>
      <text:p text:style-name="P42">The objects we need for this test:</text:p>
      <text:p text:style-name="P42"/>
      <text:p text:style-name="P42">Setup:</text:p>
      <text:p text:style-name="P43">Integrate a timer in the code that starts when the code is executed. Print the timer value before and after a part of the code where the process time needs to be measured.</text:p>
      <text:p text:style-name="P42"/>
      <text:p text:style-name="P42">How to test:</text:p>
      <text:p text:style-name="P44">Use the printed times to calculate the time a process took.</text:p>
      <text:p text:style-name="P42"/>
      <text:p text:style-name="P42">Results:</text:p>
      <text:p text:style-name="P42"/>
      <text:p text:style-name="P42">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13:30:34.969307581</meta:creation-date>
    <dc:date>2019-12-03T15:39:29.956031463</dc:date>
    <meta:editing-duration>PT2H44M3S</meta:editing-duration>
    <meta:editing-cycles>45</meta:editing-cycles>
    <meta:generator>LibreOffice/6.0.7.3$Linux_X86_64 LibreOffice_project/00m0$Build-3</meta:generator>
    <meta:document-statistic meta:table-count="0" meta:image-count="0" meta:object-count="2" meta:page-count="6" meta:paragraph-count="69" meta:word-count="583" meta:character-count="3010" meta:non-whitespace-character-count="25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049cm" svg:height="8.468cm" xlink:href="." xlink:type="simple" chart:class="chart:scatter" chart:style-name="ch1">
        <chart:title svg:x="4.305cm" svg:y="0.305cm" chart:style-name="ch2">
          <text:p>Checkpoints X-axis, Y-axis test</text:p>
        </chart:title>
        <chart:plot-area chart:style-name="ch3" chart:data-source-has-labels="both" svg:x="1.311cm" svg:y="1.253cm" svg:width="13.438cm" svg:height="6.065cm">
          <chartooo:coordinate-region svg:x="1.642cm" svg:y="1.452cm" svg:width="12.826cm" svg:height="5.667cm"/>
          <chart:axis chart:dimension="x" chart:name="primary-x" chart:style-name="ch4" chartooo:axis-type="auto">
            <chart:title svg:x="6.081cm" svg:y="7.487cm" chart:style-name="ch5">
              <text:p>Displacement X-axis (mm)</text:p>
            </chart:title>
            <chart:categories table:cell-range-address="local-table.$A$2:.$A$18"/>
            <chart:grid chart:style-name="ch6" chart:class="major"/>
          </chart:axis>
          <chart:axis chart:dimension="y" chart:name="primary-y" chart:style-name="ch4">
            <chart:title svg:x="0.451cm" svg:y="6.234cm" chart:style-name="ch7">
              <text:p>Displacement Y-axis (mm)</text:p>
            </chart:title>
            <chart:grid chart:style-name="ch6" chart:class="major"/>
          </chart:axis>
          <chart:series chart:style-name="ch8" chart:values-cell-range-address="local-table.$C$2:.$C$18" chart:label-cell-address="local-table.$C$1" chart:class="chart:scatter">
            <chart:domain table:cell-range-address="local-table.$B$2:.$B$18"/>
            <chart:data-point chart:repeated="1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100">
                <text:p>100</text:p>
              </table:table-cell>
              <table:table-cell office:value-type="float" office:value="-100">
                <text:p>-100</text:p>
              </table:table-cell>
            </table:table-row>
            <table:table-row>
              <table:table-cell office:value-type="string">
                <text:p>3</text:p>
              </table:table-cell>
              <table:table-cell office:value-type="float" office:value="50">
                <text:p>50</text:p>
              </table:table-cell>
              <table:table-cell office:value-type="float" office:value="-50">
                <text:p>-50</text:p>
              </table:table-cell>
            </table:table-row>
            <table:table-row>
              <table:table-cell office:value-type="string">
                <text:p>4</text:p>
              </table:table-cell>
              <table:table-cell office:value-type="float" office:value="-50">
                <text:p>-50</text:p>
              </table:table-cell>
              <table:table-cell office:value-type="float" office:value="50">
                <text:p>50</text:p>
              </table:table-cell>
            </table:table-row>
            <table:table-row>
              <table:table-cell office:value-type="string">
                <text:p>5</text:p>
              </table:table-cell>
              <table:table-cell office:value-type="float" office:value="-100">
                <text:p>-100</text:p>
              </table:table-cell>
              <table:table-cell office:value-type="float" office:value="100">
                <text:p>100</text:p>
              </table:table-cell>
            </table:table-row>
            <table:table-row>
              <table:table-cell office:value-type="string">
                <text:p>6</text:p>
              </table:table-cell>
              <table:table-cell office:value-type="float" office:value="100">
                <text:p>100</text:p>
              </table:table-cell>
              <table:table-cell office:value-type="float" office:value="100">
                <text:p>100</text:p>
              </table:table-cell>
            </table:table-row>
            <table:table-row>
              <table:table-cell office:value-type="string">
                <text:p>7</text:p>
              </table:table-cell>
              <table:table-cell office:value-type="float" office:value="50">
                <text:p>50</text:p>
              </table:table-cell>
              <table:table-cell office:value-type="float" office:value="50">
                <text:p>50</text:p>
              </table:table-cell>
            </table:table-row>
            <table:table-row>
              <table:table-cell office:value-type="string">
                <text:p>8</text:p>
              </table:table-cell>
              <table:table-cell office:value-type="float" office:value="-50">
                <text:p>-50</text:p>
              </table:table-cell>
              <table:table-cell office:value-type="float" office:value="-50">
                <text:p>-50</text:p>
              </table:table-cell>
            </table:table-row>
            <table:table-row>
              <table:table-cell office:value-type="string">
                <text:p>9</text:p>
              </table:table-cell>
              <table:table-cell office:value-type="float" office:value="-100">
                <text:p>-100</text:p>
              </table:table-cell>
              <table:table-cell office:value-type="float" office:value="-100">
                <text:p>-100</text:p>
              </table:table-cell>
            </table:table-row>
            <table:table-row>
              <table:table-cell office:value-type="string">
                <text:p>10</text:p>
              </table:table-cell>
              <table:table-cell office:value-type="float" office:value="100">
                <text:p>100</text:p>
              </table:table-cell>
              <table:table-cell office:value-type="float" office:value="0">
                <text:p>0</text:p>
              </table:table-cell>
            </table:table-row>
            <table:table-row>
              <table:table-cell office:value-type="string">
                <text:p>11</text:p>
              </table:table-cell>
              <table:table-cell office:value-type="float" office:value="50">
                <text:p>50</text:p>
              </table:table-cell>
              <table:table-cell office:value-type="float" office:value="0">
                <text:p>0</text:p>
              </table:table-cell>
            </table:table-row>
            <table:table-row>
              <table:table-cell office:value-type="string">
                <text:p>12</text:p>
              </table:table-cell>
              <table:table-cell office:value-type="float" office:value="-50">
                <text:p>-50</text:p>
              </table:table-cell>
              <table:table-cell office:value-type="float" office:value="0">
                <text:p>0</text:p>
              </table:table-cell>
            </table:table-row>
            <table:table-row>
              <table:table-cell office:value-type="string">
                <text:p>13</text:p>
              </table:table-cell>
              <table:table-cell office:value-type="float" office:value="-100">
                <text:p>-100</text:p>
              </table:table-cell>
              <table:table-cell office:value-type="float" office:value="0">
                <text:p>0</text:p>
              </table:table-cell>
            </table:table-row>
            <table:table-row>
              <table:table-cell office:value-type="string">
                <text:p>14</text:p>
              </table:table-cell>
              <table:table-cell office:value-type="float" office:value="0">
                <text:p>0</text:p>
              </table:table-cell>
              <table:table-cell office:value-type="float" office:value="100">
                <text:p>100</text:p>
              </table:table-cell>
            </table:table-row>
            <table:table-row>
              <table:table-cell office:value-type="string">
                <text:p>15</text:p>
              </table:table-cell>
              <table:table-cell office:value-type="float" office:value="0">
                <text:p>0</text:p>
              </table:table-cell>
              <table:table-cell office:value-type="float" office:value="50">
                <text:p>50</text:p>
              </table:table-cell>
            </table:table-row>
            <table:table-row>
              <table:table-cell office:value-type="string">
                <text:p>16</text:p>
              </table:table-cell>
              <table:table-cell office:value-type="float" office:value="0">
                <text:p>0</text:p>
              </table:table-cell>
              <table:table-cell office:value-type="float" office:value="-50">
                <text:p>-50</text:p>
              </table:table-cell>
            </table:table-row>
            <table:table-row>
              <table:table-cell office:value-type="string">
                <text:p>17</text:p>
              </table:table-cell>
              <table:table-cell office:value-type="float" office:value="0">
                <text:p>0</text:p>
              </table:table-cell>
              <table:table-cell office:value-type="float" office:value="-100">
                <text:p>-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inimum="-0.1" chart:maximum="0.1"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200" chart:maximum="400"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549cm" svg:height="12.338cm" xlink:href="." xlink:type="simple" chart:class="chart:scatter" chart:style-name="ch1">
        <chart:title svg:x="0.357cm" svg:y="0.382cm" chart:style-name="ch2">
          <text:p>Checkpoints accuracy Z-axis test</text:p>
        </chart:title>
        <chart:plot-area chart:style-name="ch3" chart:data-source-has-labels="both" svg:x="1.161cm" svg:y="1.407cm" svg:width="6.238cm" svg:height="9.334cm">
          <chartooo:coordinate-region svg:x="1.452cm" svg:y="1.606cm" svg:width="5.707cm" svg:height="8.488cm"/>
          <chart:axis chart:dimension="x" chart:name="primary-x" chart:style-name="ch4" chartooo:axis-type="auto">
            <chart:title svg:x="1.802cm" svg:y="10.987cm" chart:style-name="ch5">
              <text:p>Displacement X-axis, Y-axis (mm)
</text:p>
            </chart:title>
            <chart:categories table:cell-range-address="local-table.$A$2:.$A$22"/>
          </chart:axis>
          <chart:axis chart:dimension="y" chart:name="primary-y" chart:style-name="ch6">
            <chart:title svg:x="0.451cm" svg:y="8.01cm" chart:style-name="ch7">
              <text:p>Displacement Z-axis (mm)</text:p>
            </chart:title>
            <chart:grid chart:style-name="ch8" chart:class="major"/>
          </chart:axis>
          <chart:series chart:style-name="ch9" chart:values-cell-range-address="local-table.$C$2:.$C$22" chart:label-cell-address="local-table.$C$1" chart:class="chart:scatter">
            <chart:domain table:cell-range-address="local-table.$B$2:.$B$22"/>
            <chart:data-point chart:repeated="2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table:table-cell>
              <table:table-cell office:value-type="float" office:value="200">
                <text:p>200</text:p>
              </table:table-cell>
            </table:table-row>
            <table:table-row>
              <table:table-cell office:value-type="string">
                <text:p>2</text:p>
              </table:table-cell>
              <table:table-cell office:value-type="float" office:value="0">
                <text:p>0</text:p>
              </table:table-cell>
              <table:table-cell office:value-type="float" office:value="220">
                <text:p>220</text:p>
              </table:table-cell>
            </table:table-row>
            <table:table-row>
              <table:table-cell office:value-type="string">
                <text:p>3</text:p>
              </table:table-cell>
              <table:table-cell office:value-type="float" office:value="0">
                <text:p>0</text:p>
              </table:table-cell>
              <table:table-cell office:value-type="float" office:value="240">
                <text:p>240</text:p>
              </table:table-cell>
            </table:table-row>
            <table:table-row>
              <table:table-cell office:value-type="string">
                <text:p>4</text:p>
              </table:table-cell>
              <table:table-cell office:value-type="float" office:value="0">
                <text:p>0</text:p>
              </table:table-cell>
              <table:table-cell office:value-type="float" office:value="260">
                <text:p>260</text:p>
              </table:table-cell>
            </table:table-row>
            <table:table-row>
              <table:table-cell office:value-type="string">
                <text:p>5</text:p>
              </table:table-cell>
              <table:table-cell office:value-type="float" office:value="0">
                <text:p>0</text:p>
              </table:table-cell>
              <table:table-cell office:value-type="float" office:value="280">
                <text:p>280</text:p>
              </table:table-cell>
            </table:table-row>
            <table:table-row>
              <table:table-cell office:value-type="string">
                <text:p>6</text:p>
              </table:table-cell>
              <table:table-cell office:value-type="float" office:value="0">
                <text:p>0</text:p>
              </table:table-cell>
              <table:table-cell office:value-type="float" office:value="300">
                <text:p>300</text:p>
              </table:table-cell>
            </table:table-row>
            <table:table-row>
              <table:table-cell office:value-type="string">
                <text:p>7</text:p>
              </table:table-cell>
              <table:table-cell office:value-type="float" office:value="0">
                <text:p>0</text:p>
              </table:table-cell>
              <table:table-cell office:value-type="float" office:value="320">
                <text:p>320</text:p>
              </table:table-cell>
            </table:table-row>
            <table:table-row>
              <table:table-cell office:value-type="string">
                <text:p>8</text:p>
              </table:table-cell>
              <table:table-cell office:value-type="float" office:value="0">
                <text:p>0</text:p>
              </table:table-cell>
              <table:table-cell office:value-type="float" office:value="340">
                <text:p>340</text:p>
              </table:table-cell>
            </table:table-row>
            <table:table-row>
              <table:table-cell office:value-type="string">
                <text:p>9</text:p>
              </table:table-cell>
              <table:table-cell office:value-type="float" office:value="0">
                <text:p>0</text:p>
              </table:table-cell>
              <table:table-cell office:value-type="float" office:value="360">
                <text:p>360</text:p>
              </table:table-cell>
            </table:table-row>
            <table:table-row>
              <table:table-cell office:value-type="string">
                <text:p>10</text:p>
              </table:table-cell>
              <table:table-cell office:value-type="float" office:value="0">
                <text:p>0</text:p>
              </table:table-cell>
              <table:table-cell office:value-type="float" office:value="380">
                <text:p>380</text:p>
              </table:table-cell>
            </table:table-row>
            <table:table-row>
              <table:table-cell office:value-type="string">
                <text:p>11</text:p>
              </table:table-cell>
              <table:table-cell office:value-type="float" office:value="0">
                <text:p>0</text:p>
              </table:table-cell>
              <table:table-cell office:value-type="float" office:value="400">
                <text:p>400</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